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3271in" fo:margin-left="0.0035in" fo:margin-top="0in" fo:margin-bottom="0in" table:align="left" style:writing-mode="lr-tb"/>
    </style:style>
    <style:style style:name="Table1.A" style:family="table-column">
      <style:table-column-properties style:column-width="0.8188in"/>
    </style:style>
    <style:style style:name="Table1.B" style:family="table-column">
      <style:table-column-properties style:column-width="1.3604in"/>
    </style:style>
    <style:style style:name="Table1.C" style:family="table-column">
      <style:table-column-properties style:column-width="1.573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de" fo:country="DE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List_20_Paragraph" style:list-style-name="WWNum2"/>
    <style:style style:name="P3" style:family="paragraph" style:parent-style-name="List_20_Paragraph" style:list-style-name="WWNum2">
      <style:text-properties officeooo:paragraph-rsid="0019c230"/>
    </style:style>
    <style:style style:name="P4" style:family="paragraph" style:parent-style-name="List_20_Paragraph" style:list-style-name="WWNum3"/>
    <style:style style:name="P5" style:family="paragraph" style:parent-style-name="List_20_Paragraph" style:list-style-name="WWNum2">
      <style:text-properties officeooo:rsid="0019c230" officeooo:paragraph-rsid="0019c230"/>
    </style:style>
    <style:style style:name="P6" style:family="paragraph" style:parent-style-name="Standard">
      <style:text-properties officeooo:paragraph-rsid="0019c230"/>
    </style:style>
    <style:style style:name="P7" style:family="paragraph" style:parent-style-name="Standard">
      <style:text-properties officeooo:rsid="0019c230" officeooo:paragraph-rsid="0019c230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de" fo:country="DE" officeooo:rsid="0019c230" officeooo:paragraph-rsid="0019c230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officeooo:rsid="0019c2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TP – Aufgabe 2: Projektbeschreibung (Sollkonzept)</text:p>
      <text:p text:style-name="Standard">Kranz, Reher</text:p>
      <text:p text:style-name="Standard">Ziel:</text:p>
      <text:p text:style-name="Standard">Netzwerkfähiges Schachspiel</text:p>
      <text:p text:style-name="Standard">Kurzbeschreibung:</text:p>
      <text:p text:style-name="P6">Jeder <text:span text:style-name="T1">Nutzer</text:span> installiert lokal <text:span text:style-name="T1">das Programm. Man kann entweder an einem Rechner gegeneinander spielen, oder sich mit einem Server verbinden um per Netzwerk gegen einen anderen Nutzer zu spielen</text:span>. <text:span text:style-name="T1">Falls zeitlich machbar soll auch ein Spiel gegen KI Gegner möglich sein.</text:span><text:line-break/><text:span text:style-name="T1">Jedem Nuter wird das Schachbrett sowie bei klick auf eine Figur jeder damit mögliche Zug angezeigt, wenn der Spieler an der Reihe ist</text:span>. <text:span text:style-name="T1">Macht ein Spieler einen Zug, so wird entweder lokal direkt durchgeführt, oder bei einem Spiel über den Server and diesen geschickt, dort validiert und anschließend an beide verbundenen Nutzer gesendet.</text:span></text:p>
      <text:p text:style-name="P6"><text:span text:style-name="T1">Optional ist auch das Einsehen der Notation sowie der vorherigen Züge möglich. Ebenfalls optional ist e</text:span>ine Begrenzung der Bedenkzeit durch <text:span text:style-name="T1">eine Uhr / einen Timer</text:span>. </text:p>
      <text:p text:style-name="P7">Auch die Auswahl verschiedener Spielmodi bzw. Variationen wie z.B. Chess960 soll möglich sein.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1">Priorit<text:span text:style-name="T1">ät</text:span></text:p>
          </table:table-cell>
          <table:table-cell table:style-name="Table1.A1" office:value-type="string">
            <text:p text:style-name="P1">User story</text:p>
          </table:table-cell>
          <table:table-cell table:style-name="Table1.A1" office:value-type="string">
            <text:p text:style-name="P1">Zeitaufwand SOLL</text:p>
          </table:table-cell>
          <table:table-cell table:style-name="Table1.A1" office:value-type="string">
            <text:p text:style-name="P1">Zeitaufwand IST</text:p>
          </table:table-cell>
        </table:table-row>
        <table:table-row table:style-name="Table1.1"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  <text:p text:style-name="Standard"/>
      <text:p text:style-name="P7">Notwendige Schritte (Ungefähre Reihenfolge nach Priorität):</text:p>
      <text:list text:style-name="WWNum2">
        <text:list-item>
          <text:p text:style-name="P2"><text:span text:style-name="T1">Erstellen </text:span>eine<text:span text:style-name="T1">r dynamischen GUI mit Menü, Server/Netzwerkspiel Bildschirm und dem eigentlichen Spiel</text:span></text:p>
        </text:list-item>
        <text:list-item>
          <text:p text:style-name="P5">Schachbrett und Figuren sowie Regeln implementieren</text:p>
        </text:list-item>
        <text:list-item>
          <text:p text:style-name="P2">Automatisches Aufstellen der Spielfiguren zu Spielbeginn</text:p>
        </text:list-item>
        <text:list-item>
          <text:p text:style-name="P5">Berechnung von validen Zügen</text:p>
        </text:list-item>
        <text:list-item>
          <text:p text:style-name="P5">Logik für mehrere Nutzer implemetieren, entweder lokal abwechselnd oder via Netzwerk</text:p>
        </text:list-item>
        <text:list-item>
          <text:p text:style-name="P5">Server mit Verbingung zu mind. 2 Clients</text:p>
        </text:list-item>
        <text:list-item>
          <text:p text:style-name="P3"><text:soft-page-break/><text:span text:style-name="T1">Serverseitige validierung der Spielzüge und synchronisierung der Spielstände beider Spieler</text:span></text:p>
        </text:list-item>
        <text:list-item>
          <text:p text:style-name="P2">Erkennung von Spielende durch Patt, Matt, Stellungswiederholung</text:p>
        </text:list-item>
        <text:list-item>
          <text:p text:style-name="P2">Anzeige über Spielstand</text:p>
        </text:list-item>
        <text:list-item>
          <text:p text:style-name="P5">Grafiken &amp; Effekte einbauen, ggf. Animationen</text:p>
        </text:list-item>
        <text:list-item>
          <text:p text:style-name="P2">Notation der Spielzüge <text:span text:style-name="T1">ermitteln und anzeigen</text:span></text:p>
        </text:list-item>
        <text:list-item>
          <text:p text:style-name="P2">Implementation einer Uhr <text:span text:style-name="T1">und Zeitbegrenzung</text:span></text:p>
        </text:list-item>
        <text:list-item>
          <text:p text:style-name="P5">Regelvariationen inkl. Auswahlmenü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de" fo:country="DE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aurent Reher</meta:initial-creator>
    <meta:editing-cycles>3</meta:editing-cycles>
    <meta:creation-date>2024-04-25T14:05:00</meta:creation-date>
    <dc:date>2024-04-25T23:52:53.643594320</dc:date>
    <meta:editing-duration>PT16M44S</meta:editing-duration>
    <meta:generator>LibreOffice/7.6.6.3$Linux_X86_64 LibreOffice_project/60$Build-3</meta:generator>
    <meta:document-statistic meta:table-count="1" meta:image-count="0" meta:object-count="0" meta:page-count="2" meta:paragraph-count="27" meta:word-count="256" meta:character-count="1815" meta:non-whitespace-character-count="1597"/>
    <meta:user-defined meta:name="AppVersion">16.0000</meta:user-defined>
    <meta:template xlink:type="simple" xlink:actuate="onRequest" xlink:title="Normal" xlink:href=""/>
  </office:meta>
</office:document-meta>
</file>